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3c4a8" officeooo:paragraph-rsid="0003c4a8"/>
    </style:style>
    <style:style style:name="P2" style:family="paragraph" style:parent-style-name="Standard">
      <style:text-properties fo:language="en" fo:country="US" officeooo:rsid="0003c4a8" officeooo:paragraph-rsid="000b554b"/>
    </style:style>
    <style:style style:name="P3" style:family="paragraph" style:parent-style-name="Standard">
      <style:text-properties fo:language="en" fo:country="US" officeooo:rsid="0003c4a8" officeooo:paragraph-rsid="0021e573"/>
    </style:style>
    <style:style style:name="P4" style:family="paragraph" style:parent-style-name="Standard">
      <style:text-properties fo:language="en" fo:country="US" officeooo:rsid="0003c4a8" officeooo:paragraph-rsid="0028410b"/>
    </style:style>
    <style:style style:name="P5" style:family="paragraph" style:parent-style-name="Standard">
      <style:text-properties fo:language="en" fo:country="US" officeooo:rsid="000b554b" officeooo:paragraph-rsid="000b554b"/>
    </style:style>
    <style:style style:name="P6" style:family="paragraph" style:parent-style-name="Standard">
      <style:text-properties fo:language="en" fo:country="US" officeooo:rsid="000b554b" officeooo:paragraph-rsid="001d726a"/>
    </style:style>
    <style:style style:name="P7" style:family="paragraph" style:parent-style-name="Standard">
      <style:text-properties fo:language="en" fo:country="US" officeooo:rsid="00059aa9" officeooo:paragraph-rsid="00073a04"/>
    </style:style>
    <style:style style:name="P8" style:family="paragraph" style:parent-style-name="Standard">
      <style:text-properties fo:language="en" fo:country="US"/>
    </style:style>
    <style:style style:name="P9" style:family="paragraph" style:parent-style-name="Standard">
      <style:text-properties fo:language="en" fo:country="US" officeooo:rsid="000b7d68" officeooo:paragraph-rsid="000b7d68"/>
    </style:style>
    <style:style style:name="P10" style:family="paragraph" style:parent-style-name="Standard">
      <style:text-properties fo:language="en" fo:country="US" officeooo:rsid="000b7d68" officeooo:paragraph-rsid="000d419e"/>
    </style:style>
    <style:style style:name="P11" style:family="paragraph" style:parent-style-name="Standard">
      <style:text-properties fo:language="en" fo:country="US" officeooo:rsid="000b7d68" officeooo:paragraph-rsid="001528f5"/>
    </style:style>
    <style:style style:name="P12" style:family="paragraph" style:parent-style-name="Standard">
      <style:text-properties fo:language="en" fo:country="US" officeooo:rsid="001373f6" officeooo:paragraph-rsid="001373f6"/>
    </style:style>
    <style:style style:name="P13" style:family="paragraph" style:parent-style-name="Standard">
      <style:text-properties fo:language="en" fo:country="US" officeooo:rsid="0016bf98" officeooo:paragraph-rsid="0016bf98"/>
    </style:style>
    <style:style style:name="P14" style:family="paragraph" style:parent-style-name="Standard">
      <style:text-properties fo:language="en" fo:country="US" officeooo:rsid="00192240" officeooo:paragraph-rsid="00192240"/>
    </style:style>
    <style:style style:name="P15" style:family="paragraph" style:parent-style-name="Standard">
      <style:text-properties fo:language="en" fo:country="US" officeooo:rsid="00195e74" officeooo:paragraph-rsid="00195e74"/>
    </style:style>
    <style:style style:name="P16" style:family="paragraph" style:parent-style-name="Standard">
      <style:text-properties fo:language="en" fo:country="US" officeooo:rsid="00195e74" officeooo:paragraph-rsid="0021e573"/>
    </style:style>
    <style:style style:name="P17" style:family="paragraph" style:parent-style-name="Standard">
      <style:text-properties fo:language="en" fo:country="US" officeooo:rsid="001bded3" officeooo:paragraph-rsid="001bded3"/>
    </style:style>
    <style:style style:name="P18" style:family="paragraph" style:parent-style-name="Standard">
      <style:text-properties fo:language="en" fo:country="US" officeooo:rsid="001d726a" officeooo:paragraph-rsid="001d726a"/>
    </style:style>
    <style:style style:name="P19" style:family="paragraph" style:parent-style-name="Standard">
      <style:text-properties fo:language="en" fo:country="US" officeooo:rsid="001ec14f" officeooo:paragraph-rsid="001ec14f"/>
    </style:style>
    <style:style style:name="P20" style:family="paragraph" style:parent-style-name="Standard">
      <style:text-properties fo:language="en" fo:country="US" officeooo:rsid="002012a3" officeooo:paragraph-rsid="002012a3"/>
    </style:style>
    <style:style style:name="P21" style:family="paragraph" style:parent-style-name="Standard">
      <style:text-properties fo:language="en" fo:country="US" officeooo:rsid="002012a3" officeooo:paragraph-rsid="0021e573"/>
    </style:style>
    <style:style style:name="P22" style:family="paragraph" style:parent-style-name="Standard">
      <style:text-properties fo:language="en" fo:country="US" officeooo:rsid="0021e573" officeooo:paragraph-rsid="0021e573"/>
    </style:style>
    <style:style style:name="P23" style:family="paragraph" style:parent-style-name="Standard">
      <style:text-properties fo:language="en" fo:country="US" officeooo:rsid="0023d7a6" officeooo:paragraph-rsid="0023d7a6"/>
    </style:style>
    <style:style style:name="P24" style:family="paragraph" style:parent-style-name="Standard">
      <style:text-properties fo:language="en" fo:country="US" officeooo:rsid="0024d039" officeooo:paragraph-rsid="0024d039"/>
    </style:style>
    <style:style style:name="P25" style:family="paragraph" style:parent-style-name="Standard">
      <style:text-properties fo:language="en" fo:country="US" officeooo:rsid="0028410b" officeooo:paragraph-rsid="0028410b"/>
    </style:style>
    <style:style style:name="P26" style:family="paragraph" style:parent-style-name="Standard">
      <style:text-properties fo:language="en" fo:country="US" officeooo:rsid="000d419e" officeooo:paragraph-rsid="000d419e"/>
    </style:style>
    <style:style style:name="P27" style:family="paragraph" style:parent-style-name="Standard">
      <style:text-properties fo:language="en" fo:country="US" officeooo:rsid="002c2a25" officeooo:paragraph-rsid="002c2a25"/>
    </style:style>
    <style:style style:name="P28" style:family="paragraph" style:parent-style-name="Standard">
      <style:text-properties fo:language="en" fo:country="US" officeooo:rsid="002ca737" officeooo:paragraph-rsid="002ca737"/>
    </style:style>
    <style:style style:name="P29" style:family="paragraph" style:parent-style-name="Standard">
      <style:text-properties fo:language="en" fo:country="US" officeooo:rsid="0028410b" officeooo:paragraph-rsid="0028410b"/>
    </style:style>
    <style:style style:name="P30" style:family="paragraph" style:parent-style-name="Standard">
      <style:text-properties fo:language="en" fo:country="US" officeooo:rsid="002cf85d" officeooo:paragraph-rsid="002cf85d"/>
    </style:style>
    <style:style style:name="P31" style:family="paragraph" style:parent-style-name="Standard">
      <style:text-properties fo:language="en" fo:country="US" officeooo:rsid="00059aa9" officeooo:paragraph-rsid="002e1001"/>
    </style:style>
    <style:style style:name="P32" style:family="paragraph" style:parent-style-name="Standard">
      <style:text-properties fo:language="en" fo:country="US" officeooo:rsid="00059aa9" officeooo:paragraph-rsid="002ed5e7"/>
    </style:style>
    <style:style style:name="P33" style:family="paragraph" style:parent-style-name="Standard">
      <style:text-properties fo:language="en" fo:country="US" officeooo:rsid="00059aa9" officeooo:paragraph-rsid="002fdfcb"/>
    </style:style>
    <style:style style:name="P34" style:family="paragraph" style:parent-style-name="Standard">
      <style:text-properties fo:language="en" fo:country="US" officeooo:rsid="002def24" officeooo:paragraph-rsid="002def24"/>
    </style:style>
    <style:style style:name="P35" style:family="paragraph" style:parent-style-name="Standard">
      <style:text-properties fo:language="en" fo:country="US" officeooo:rsid="002def24" officeooo:paragraph-rsid="002e1001"/>
    </style:style>
    <style:style style:name="P36" style:family="paragraph" style:parent-style-name="Standard">
      <style:text-properties fo:language="en" fo:country="US" officeooo:rsid="0003c4a8" officeooo:paragraph-rsid="0003c4a8"/>
    </style:style>
    <style:style style:name="P37" style:family="paragraph" style:parent-style-name="Standard">
      <style:text-properties fo:language="en" fo:country="US" officeooo:rsid="002e1001" officeooo:paragraph-rsid="002e1001"/>
    </style:style>
    <style:style style:name="P38" style:family="paragraph" style:parent-style-name="Standard">
      <style:text-properties fo:language="en" fo:country="US" officeooo:rsid="002ed5e7" officeooo:paragraph-rsid="002ed5e7"/>
    </style:style>
    <style:style style:name="P39" style:family="paragraph" style:parent-style-name="Standard">
      <style:text-properties fo:language="en" fo:country="US" officeooo:rsid="002ed5e7" officeooo:paragraph-rsid="002fdfcb"/>
    </style:style>
    <style:style style:name="P40" style:family="paragraph" style:parent-style-name="Standard">
      <style:text-properties fo:language="en" fo:country="US" officeooo:rsid="002fd183" officeooo:paragraph-rsid="002fd183"/>
    </style:style>
    <style:style style:name="P41" style:family="paragraph" style:parent-style-name="Standard">
      <style:text-properties fo:language="en" fo:country="US" officeooo:rsid="002fd183" officeooo:paragraph-rsid="002fdfcb"/>
    </style:style>
    <style:style style:name="P42" style:family="paragraph" style:parent-style-name="Standard">
      <style:text-properties fo:language="en" fo:country="US" officeooo:rsid="002fd528" officeooo:paragraph-rsid="002fd528"/>
    </style:style>
    <style:style style:name="P43" style:family="paragraph" style:parent-style-name="Standard">
      <style:text-properties fo:language="en" fo:country="US" officeooo:rsid="002fdfcb" officeooo:paragraph-rsid="002fdfcb"/>
    </style:style>
    <style:style style:name="P44" style:family="paragraph" style:parent-style-name="Standard">
      <style:text-properties fo:language="en" fo:country="US" officeooo:rsid="00311590" officeooo:paragraph-rsid="00311590"/>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style:style style:name="T15" style:family="text">
      <style:text-properties officeooo:rsid="00195e74"/>
    </style:style>
    <style:style style:name="T16" style:family="text">
      <style:text-properties officeooo:rsid="001a80de"/>
    </style:style>
    <style:style style:name="T17" style:family="text">
      <style:text-properties officeooo:rsid="001d726a"/>
    </style:style>
    <style:style style:name="T18" style:family="text">
      <style:text-properties officeooo:rsid="001ec14f"/>
    </style:style>
    <style:style style:name="T19" style:family="text">
      <style:text-properties officeooo:rsid="0021e573"/>
    </style:style>
    <style:style style:name="T20" style:family="text">
      <style:text-properties officeooo:rsid="0023d7a6"/>
    </style:style>
    <style:style style:name="T21" style:family="text">
      <style:text-properties officeooo:rsid="0024d039"/>
    </style:style>
    <style:style style:name="T22" style:family="text">
      <style:text-properties officeooo:rsid="0025edb9"/>
    </style:style>
    <style:style style:name="T23" style:family="text">
      <style:text-properties officeooo:rsid="00277309"/>
    </style:style>
    <style:style style:name="T24" style:family="text">
      <style:text-properties officeooo:rsid="0028410b"/>
    </style:style>
    <style:style style:name="T25" style:family="text">
      <style:text-properties officeooo:rsid="0029f5a4"/>
    </style:style>
    <style:style style:name="T26" style:family="text">
      <style:text-properties officeooo:rsid="002ca737"/>
    </style:style>
    <style:style style:name="T27" style:family="text">
      <style:text-properties officeooo:rsid="002cc15b"/>
    </style:style>
    <style:style style:name="T28" style:family="text">
      <style:text-properties officeooo:rsid="002cf85d"/>
    </style:style>
    <style:style style:name="T29" style:family="text">
      <style:text-properties officeooo:rsid="002def24"/>
    </style:style>
    <style:style style:name="T30" style:family="text">
      <style:text-properties officeooo:rsid="002e1001"/>
    </style:style>
    <style:style style:name="T31" style:family="text">
      <style:text-properties officeooo:rsid="002ed5e7"/>
    </style:style>
    <style:style style:name="T32" style:family="text">
      <style:text-properties officeooo:rsid="002fd183"/>
    </style:style>
    <style:style style:name="T33" style:family="text">
      <style:text-properties officeooo:rsid="002fd528"/>
    </style:style>
    <style:style style:name="T34" style:family="text">
      <style:text-properties officeooo:rsid="002fdfcb"/>
    </style:style>
    <style:style style:name="T35" style:family="text">
      <style:text-properties officeooo:rsid="003124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5">## Proteomics</text:p>
      <text:p text:style-name="P1"/>
      <text:p text:style-name="P6">The proteome is referred to the sum of all proteins of a given sample at a given time. In the past several quantitative and qualitative assays were used to enlighten the protein composition of a sample. </text:p>
      <text:p text:style-name="P6"/>
      <text:p text:style-name="P18">An early approach of qualitative analysis of the cellular proteome involved labeling with fluorescent antibodies and imaging. The major disadvantage of this technique was the limitation to only stain a few proteins per cell. <text:span text:style-name="T18">For quantification procedures such as single-cell Western blots, immunoassays or CyTOF have been used. Other disadvantages are the ability to permeate cells, accessibility and binding of the epitope and the creation of specific antibodies for a given protein \citep{Budnik2018}. </text:span></text:p>
      <text:p text:style-name="P6"/>
      <text:p text:style-name="P6"><text:span text:style-name="T15">One of those techniques involved RNA-sequencing. Since RNA involves also non-coding RNA, the amount of RNA is often not proportional to the content of proteins in a cell. So the protein</text:span><text:span text:style-name="T16">aceous content of a cell was </text:span><text:span text:style-name="T17">only </text:span><text:span text:style-name="T16">predicted </text:span><text:span text:style-name="T17">and quantitative analysis was not possible</text:span><text:span text:style-name="T16">. </text:span></text:p>
      <text:p text:style-name="P1"/>
      <text:p text:style-name="P1"/>
      <text:p text:style-name="P1">## Mass Spectrometry</text:p>
      <text:p text:style-name="P1"/>
      <text:p text:style-name="P5">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 </text:span></text:p>
      <text:p text:style-name="P20"/>
      <text:p text:style-name="P22">Mass to charge ratio (m/z)</text:p>
      <text:p text:style-name="P20"/>
      <text:p text:style-name="P20"/>
      <text:p text:style-name="P1"/>
      <text:p text:style-name="P1"/>
      <text:p text:style-name="P1"/>
      <text:p text:style-name="P9">### Instrumentation</text:p>
      <text:p text:style-name="P9"/>
      <text:p text:style-name="P24">#### Cell Isolation</text:p>
      <text:p text:style-name="P24"/>
      <text:p text:style-name="P24">#### Lysis</text:p>
      <text:p text:style-name="P24"/>
      <text:p text:style-name="P24">#### Digestion</text:p>
      <text:p text:style-name="P9"/>
      <text:p text:style-name="P19">#### Liquid chromatography</text:p>
      <text:p text:style-name="P19"/>
      <text:p text:style-name="P19">In order to separate proteins according to their chemical properties, size or species a liquid chromatography (LC) is recommended before ionization. </text:p>
      <text:p text:style-name="P9"/>
      <text:p text:style-name="P12">#### Ionization</text:p>
      <text:p text:style-name="P12"/>
      <text:p text:style-name="P11">In order to analyze a biological sample consisting of proteins in solution the liquid needs to be vaporized into gas phase. Two techniques are capable of this procedure. Electrospray ionization <text:soft-page-break/>(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text:span><text:span text:style-name="T20">h</text:span><text:span text:style-name="T12">arge residue model” (CRM). </text:span></text:p>
      <text:p text:style-name="P11"><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3">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26"><text:s/></text:p>
      <text:p text:style-name="P10"><text:span text:style-name="T8">M</text:span>atrix-assisted laser desorption/ionization (MALDI)</text:p>
      <text:p text:style-name="P1"/>
      <text:p text:style-name="P22">#### Coupled mass-spectrometry <text:span text:style-name="T20">(MS/MS)</text:span></text:p>
      <text:p text:style-name="P22"/>
      <text:p text:style-name="P21">In order to enhance sequence identification, two MS devices are built in series. In the first run (MS1) <text:span text:style-name="T19">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20">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2"/>
      <text:p text:style-name="P1"/>
      <text:p text:style-name="P5">###<text:span text:style-name="T19">#</text:span> Labeling techniques</text:p>
      <text:p text:style-name="P2"/>
      <text:p text:style-name="P27">For differential analysis proteins need to be labeled to compare mass to charge intensities <text:span text:style-name="T31">in order to quantify observed peptides.</text:span>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6">Labels should be chosen to change solely the mass of the sample and to not affect folding or other inherent properties of the protein. </text:span></text:p>
      <text:p text:style-name="P2"/>
      <text:p text:style-name="P27">#### Metabolic labeling</text:p>
      <text:p text:style-name="P27"/>
      <text:p text:style-name="P28">Feeding cells with aminoacids containing heavy isotopes, is the method of choice in order to label peptides at the earliest possible level. This atoms can be heavy nitrogen <text:span text:style-name="T27">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27"/>
      <text:p text:style-name="P27"/>
      <text:p text:style-name="P17"><text:span text:style-name="T19">#</text:span>#### Isobaric labeling</text:p>
      <text:p text:style-name="P14"/>
      <text:p text:style-name="P23">###### Tandem mass tag (TMT)</text:p>
      <text:p text:style-name="P23"/>
      <text:p text:style-name="P14">Tandem mass tag (TMT) reagents enable to differentiate multiple samples analyzing in one MS run. </text:p>
      <text:p text:style-name="P15"><text:soft-page-break/>The samples are labeled individually and pooled afterwards, <text:span text:style-name="T16">this procedure is called multiplexing. TMTs have the same </text:span><text:span text:style-name="T28">charge</text:span><text:span text:style-name="T16"> and </text:span><text:span text:style-name="T28">differ only by their isotopic masses</text:span><text:span text:style-name="T16">, </text:span><text:span text:style-name="T22">the peaks </text:span><text:span text:style-name="T28">found for each sample</text:span><text:span text:style-name="T22"> are called reporter ions (RI). </text:span><text:span text:style-name="T28">Each RI and sample is interpreted as one channel in downstream analysis. </text:span><text:span text:style-name="T20">Th</text:span><text:span text:style-name="T22">e identification of these RI</text:span><text:span text:style-name="T20"> leads to an enrichment </text:span><text:span text:style-name="T22">and identification </text:span><text:span text:style-name="T20">of low abundance peptide ions which is common especially in single-cell techniques. </text:span><text:span text:style-name="T22">With this technique it is possible to quantify proteins </text:span><text:span text:style-name="T23">and differ low abundant proteins from background noise. </text:span></text:p>
      <text:p text:style-name="P17">The disadvantage of isobaric labeling is, that the co-fragmentation signals can be observed in the spectrogram and the data needs to be normalized in order to remove unwanted contribution <text:span text:style-name="T17">\citep{Marx2019, </text:span><text:span text:style-name="T21">Budnik2018</text:span><text:span text:style-name="T17">}. </text:span><text:span text:style-name="T28">Furthermore TMTs have an isotopic distribution according to the distribution found in nature. This can be corrected during data-acquisition as a defined spread in other channels.</text:span></text:p>
      <text:p text:style-name="P15"/>
      <text:p text:style-name="P3">### MS-Spectrum</text:p>
      <text:p text:style-name="P3"/>
      <text:p text:style-name="P3">E<text:span text:style-name="T6">ach</text:span> peptide is reflected by its` indivual fingerprint in the ms-spectrum. The fingerprint is based on the chemical properties and modifications <text:span text:style-name="T28">of aminoacids</text:span>. <text:span text:style-name="T28">These aminoacids can be calculated through their m/z ration and after that interpreted as an aminoacid sequence. Due to fragmentation of the protein only peptide sequences are visible in the spectrum. </text:span>In order to identify proteins, <text:span text:style-name="T28">peptides</text:span> are matched against a sequence database <text:span text:style-name="T1">\citep{Cox2008}. </text:span><text:span text:style-name="T28">Sequence Databases are simple .fasta files, which can be downloaded on the uniprot webpage (www.uniprot.org).</text:span></text:p>
      <text:p text:style-name="P16"/>
      <text:p text:style-name="P1">### <text:span text:style-name="T1">Interpretation of the data</text:span></text:p>
      <text:p text:style-name="P1"/>
      <text:p text:style-name="P34">#### Data acquisition</text:p>
      <text:p text:style-name="P34"/>
      <text:p text:style-name="P7">Since ms data has a high resolution, algorithms are used to convert <text:span text:style-name="T29">the raw signal</text:span> to <text:span text:style-name="T4">an </text:span>interpretable form. </text:p>
      <text:p text:style-name="P31">MaxQuant <text:s/>is one of <text:span text:style-name="T29">many</text:span> sofware packages to process the data and provides it for further analysis and statistical testing. <text:span text:style-name="T29">Other </text:span><text:span text:style-name="T30">software</text:span><text:span text:style-name="T29"> </text:span><text:span text:style-name="T30">solutions </text:span><text:span text:style-name="T29">are Protein Discoverer Thermo Fisher </text:span><text:span text:style-name="T30">or even packages for R. In this publication we will mainly focus on the data-acquisition with MaxQuant </text:span>\citep{Cox2008}<text:span text:style-name="T30">. </text:span></text:p>
      <text:p text:style-name="P34"/>
      <text:p text:style-name="P34"/>
      <text:p text:style-name="P34">##<text:span text:style-name="T30">### Three-dimensional peak detection</text:span></text:p>
      <text:p text:style-name="P37"/>
      <text:p text:style-name="P37"><text:span text:style-name="T31">The three dimensions of the data are: m/z ratio, intensity and retention time. </text:span>The<text:span text:style-name="T1"> algorithm find</text:span>s<text:span text:style-name="T1"> local minima of the function </text:span>in order <text:span text:style-name="T1">to seperate peaks from each other. </text:span>The centroid of the peak is detected by fitting a so called gaussian peak shape fitting. This can be interpreted as finding the peaks of each m/z spectrum as a function of time.<text:span text:style-name="T1">. </text:span>The centroid of the peak refers to an isotope.</text:p>
      <text:p text:style-name="P35"/>
      <text:p text:style-name="P35"/>
      <text:p text:style-name="P37">##### Deisotoping </text:p>
      <text:p text:style-name="P37"/>
      <text:p text:style-name="P32"><text:span text:style-name="T2">To </text:span><text:span text:style-name="T31">decrypt</text:span><text:span text:style-name="T2"> the istopic distribution of a biomolecu</text:span><text:span text:style-name="T25">l</text:span><text:span text:style-name="T2">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1">Isotoping is the term of such procedure and it is enabled with graph theory. </text:span><text:span text:style-name="T3">After this procedure </text:span><text:span text:style-name="T31">the</text:span><text:span text:style-name="T3"> amount of </text:span><text:span text:style-name="T31">data points</text:span><text:span text:style-name="T3"> </text:span><text:span text:style-name="T31">are</text:span><text:span text:style-name="T3"> reduced </text:span><text:span text:style-name="T31">by a tenfold </text:span><text:span text:style-name="T3">and a single peak reflects a small biomolecule. </text:span></text:p>
      <text:p text:style-name="P32"/>
      <text:p text:style-name="P39"><text:span text:style-name="T30">#####</text:span> Label detection</text:p>
      <text:p text:style-name="P38"/>
      <text:p text:style-name="P38"><text:soft-page-break/>The next step in data-acquisition is the detection of labels for quantification. Isotopic pairs of the label (e.g. N<text:span text:style-name="T32">13, N14, N15) contained in the tag or aminoacid can be identified by convoluting the two measured isotope patterns with the theoretical isotope patterns. With a least-square method the best fit is found iteratively and the channel/sample can be identified.</text:span></text:p>
      <text:p text:style-name="P32"/>
      <text:p text:style-name="P41"><text:span text:style-name="T30">#####</text:span> Improving peptide mass accuracy</text:p>
      <text:p text:style-name="P40"/>
      <text:p text:style-name="P42">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p>
      <text:p text:style-name="P32"/>
      <text:p text:style-name="P32"/>
      <text:p text:style-name="P39"><text:span text:style-name="T30">#####</text:span> Peptide search </text:p>
      <text:p text:style-name="P32"/>
      <text:p text:style-name="P33"><text:span text:style-name="T32">B</text:span><text:span text:style-name="T4">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text:span></text:p>
      <text:p text:style-name="P33"/>
      <text:p text:style-name="P39"><text:span text:style-name="T30">#####</text:span><text:span text:style-name="T34"> Protein assembly</text:span></text:p>
      <text:p text:style-name="P33"/>
      <text:p text:style-name="P33"><text:span text:style-name="T5">After these calculation the </text:span><text:span text:style-name="T33">identified </text:span><text:span text:style-name="T5">peptide</text:span><text:span text:style-name="T33">s</text:span><text:span text:style-name="T5"> </text:span><text:span text:style-name="T33">can be aggregated according</text:span><text:span text:style-name="T5"> </text:span><text:span text:style-name="T33">to it`s respective </text:span><text:span text:style-name="T5">protein and <text:s/>quantified. </text:span><text:span text:style-name="T34">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p>
      <text:p text:style-name="P1"/>
      <text:p text:style-name="P30">###<text:span text:style-name="T31">#</text:span> Downstream Analysis</text:p>
      <text:p text:style-name="P25"/>
      <text:p text:style-name="P44">Further analysis is done with R and respective packages <text:span text:style-name="T35">such as bioconductor. </text:span></text:p>
      <text:p text:style-name="P25"/>
      <text:p text:style-name="P43">##### Reading the data</text:p>
      <text:p text:style-name="P25"/>
      <text:p text:style-name="P25"/>
      <text:p text:style-name="P25"/>
      <text:p text:style-name="P25">####<text:span text:style-name="T34">#</text:span> Principle component analysis (PCA)</text:p>
      <text:p text:style-name="P4"/>
      <text:p text:style-name="P25">Protein levels can be projected to their principle components (PC) and clustered to their specific cell type. So cell types are distinguished by their proteinaceous composition. </text:p>
      <text:p text:style-name="P4"/>
      <text:p text:style-name="P4"><text:span text:style-name="T24">#### Testing for differential expression</text:span> </text:p>
      <text:p text:style-name="P8"/>
      <text:p text:style-name="P25">According to the experiment and sample groups, individual statistical methods should be used. </text:p>
      <text:p text:style-name="P25"/>
      <text:p text:style-name="P25"/>
      <text:p text:style-name="P8"/>
      <text:p text:style-name="P8"/>
      <text:p text:style-name="P8">follow sctranscr. analysis pipe</text:p>
      <text:p text:style-name="P8"/>
      <text:p text:style-name="P8"><text:soft-page-break/>signatures of cell clustures</text:p>
      <text:p text:style-name="P8"/>
      <text:p text:style-name="P8">monocyte data acvailiabe</text:p>
      <text:p text:style-name="P8"/>
      <text:p text:style-name="P8">tmt label --&gt; noise reduction</text:p>
      <text:p text:style-name="P8"/>
      <text:p text:style-name="P8">tools for clustering</text:p>
      <text:p text:style-name="P8"/>
      <text:p text:style-name="P8"><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15T15:13:02.309619422</dc:date>
    <meta:editing-duration>PT1H18M32S</meta:editing-duration>
    <meta:editing-cycles>10</meta:editing-cycles>
    <meta:generator>LibreOffice/7.3.7.2$Linux_X86_64 LibreOffice_project/30$Build-2</meta:generator>
    <meta:document-statistic meta:table-count="0" meta:image-count="0" meta:object-count="0" meta:page-count="5" meta:paragraph-count="62" meta:word-count="1640" meta:character-count="10717" meta:non-whitespace-character-count="9108"/>
  </office:meta>
</office:document-meta>
</file>